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paragraph-properties fo:margin-top="0in" fo:margin-bottom="0.0972in" loext:contextual-spacing="false"/>
    </style:style>
    <style:style style:name="P2" style:family="paragraph" style:parent-style-name="Text_20_body" style:master-page-name="Standard">
      <style:paragraph-properties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lcome to this blog site of mine! Some may wonder why this site even exists since there are that many others out there. Most people prefer presenting their entire being on facebook and publish all sorts of things and thoughts on social media. At best it is WikiPedia articles some write in the hope these are not falsified or spilled with irrelevant dis-information. Well, I don’t do any of it. Instead this site was born just recently. It shall give You an impression of what I am doing, how I am doing it, and why I am doing it. If anyone wanted to contact me easily just try good old <text:a xlink:type="simple" xlink:href="https://en.wikipedia.org/wiki/IRC" text:style-name="Internet_20_link" text:visited-style-name="Visited_20_Internet_20_Link"><text:span text:style-name="Internet_20_link">IRC</text:span></text:a>, which contrary to Skype and all the other shiny web things had been an Internet standard protocol since the beginning decades ago. Usually I hang around on various networks, but You may give <text:a xlink:type="simple" xlink:href="http://www.foonetic.net/" text:style-name="Internet_20_link" text:visited-style-name="Visited_20_Internet_20_Link"><text:span text:style-name="Internet_20_link">havocnet</text:span></text:a> a try and /query aggi there. <text:a xlink:type="simple" xlink:href="https://kiwiirc.com/client/www.foonetic.net/#nihilism" text:style-name="Internet_20_link" text:visited-style-name="Visited_20_Internet_20_Link"><text:span text:style-name="Internet_20_link">WebChat</text:span></text:a> is available to simplify this for novices. If there was need for authenticated and encrypted conversation <text:a xlink:type="simple" xlink:href="https://hexchat.github.io/" text:style-name="Internet_20_link" text:visited-style-name="Visited_20_Internet_20_Link"><text:span text:style-name="Internet_20_link">Hexchat</text:span></text:a> or <text:a xlink:type="simple" xlink:href="http://www.mirc.com/get.html" text:style-name="Internet_20_link" text:visited-style-name="Visited_20_Internet_20_Link"><text:span text:style-name="Internet_20_link">mIRC</text:span></text:a> with FiSH plugin alongside transport layer encryption with SSL and SASL authentication may serve sufficiently well for that purpose.</text:p>
      <text:p text:style-name="Text_20_body">Now the obligatory info: my name is Michael and I’m 35 years old already, I was born in Saxony East Germany where I grew up and studied also. My home town is Mockau (this is how it is spelled correctly but not Moscow nor <text:span text:style-name="T1">Москва</text:span>) which is part of city of Leipzig. It is an ancient slavic word describing a muddy place in the swamps. Mockau’s history and archaeological findings date back to the stone ages. Right now I am living in Germany/Franconia which officially is part of the free state of Bavaria. Most of the time, which is about 16 hours a day, I am reading and studying technically related documents on computer science, sometimes it is readings on modern quantum physics, also I am reading regular news while remaining skeptical about all of it. And now there will be some publishing available around here for You to find out about my projects and thoughts. Sadly I’ve got no time to translate all this into German language so if there was any error with my English then please excuse it since I’m no native speaker. Neither would I stress my Russian language skills no more since there had been no chance to practice for a decade now. At least I could transcribe Cyrillic letters and hope for a little understanding.</text:p>
      <text:p text:style-name="Text_20_body">Other than that I have studied telecommunications and computer science at the university of applied science of the German Telekom in Leipzig, did coding for a decade now with all sorts of languages such as Java, Perl, a little C, markups, frameworks, relational database systems and NoSQL big data stores and what else there is in the modern days of IT industry. Now I chose a good old static site generator written in Perl as CMS to maintain this site. It is powered by <text:a xlink:type="simple" xlink:href="https://ikiwiki.info/" text:style-name="Internet_20_link" text:visited-style-name="Visited_20_Internet_20_Link"><text:span text:style-name="Internet_20_link">IkiWiki</text:span></text:a> and it is just amazing what can be done with it to serve static content, structured with an archive. Last years of my professional career I had been concerned mainly with the implementation of release management and system integration according to software engineering best practices for companies such as Volkswagen, Audi, German Aerospace Center, Eutelsat Distributor, Hager Group, German Telekom, T-Mobile Austria and some others like these. Lately and finally I declined a job offer from IBM company. It’ll be difficult to catch up with documentation so most of the things here have to be kept brief. If there was demand to know more on a particular subject then please do not hesitate to contact me.</text:p>
      <text:p text:style-name="P1">Right now and the last weeks, after years of struggling with any kind of alternative there was, I am working on <text:a xlink:type="simple" xlink:href="https://wiki.gentoo.org/wiki/Handbook:Main_Page" text:style-name="Internet_20_link" text:visited-style-name="Visited_20_Internet_20_Link"><text:span text:style-name="Internet_20_link">Gentoo Linux</text:span></text:a> things, particularly a hardened livecd release to be used with anonymization services, cryptography related patches, system tracing and profiling and this neat little blog to share the results of my doings and thoughts. And one more thing: creating shiny web sites is not my business. So if You’re wondering why there is no Facebook, Twitter, Google like-it-<text:soft-page-break/>button available my answer is simple: I do not like it at all so there won’t be any of this and very likely never will. Instead <text:a xlink:type="simple" xlink:href="https://github.com/agg1" text:style-name="Internet_20_link" text:visited-style-name="Visited_20_Internet_20_Link"><text:span text:style-name="Internet_20_link">Github</text:span></text:a> might be worth having a look at for productive software related tasks. Even non-technical staff may find it useful to backup and archive things in the “Cloud” with rudimentary sanity left. Soon you’ll find my backup git repository there. I’ve just not decided yet what can and will be published when it comes to the things I am do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Liberation Sans1" style:font-family-asian="'Liberation Sans'" style:font-family-generic-asian="system" style:font-pitch-asian="variable" style:font-size-asian="24pt" style:font-weight-asian="bold" style:font-name-complex="Liberation Sans1" style:font-family-complex="'Liberation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6:54:52</meta:creation-date>
    <meta:initial-creator>aggi</meta:initial-creator>
    <dc:language>en-US</dc:language>
    <dc:creator>aggi </dc:creator>
    <dc:date>2017-02-02T17:39:09</dc:date>
    <meta:editing-cycles>64</meta:editing-cycles>
    <dc:title>About Me</dc:title>
    <meta:editing-duration>PT1H26M</meta:editing-duration>
    <meta:generator>LibreOffice/5.1.3.2$Linux_X86_64 LibreOffice_project/10m0$Build-2</meta:generator>
    <meta:document-statistic meta:table-count="0" meta:image-count="0" meta:object-count="0" meta:page-count="2" meta:paragraph-count="4" meta:word-count="778" meta:character-count="4448" meta:non-whitespace-character-count="3674"/>
  </office:meta>
</office:document-meta>
</file>